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Devanagari1" svg:font-family="'Lohit Devanagari'"/>
    <style:font-face style:name="OpenSymbol" svg:font-family="OpenSymbol, 'Arial Unicode MS'"/>
    <style:font-face style:name="DejaVu Sans Mono" svg:font-family="'DejaVu Sans Mono'" style:font-family-generic="modern"/>
    <style:font-face style:name="Lohit Devanagari2" svg:font-family="'Lohit Devanagari'" style:font-family-generic="modern"/>
    <style:font-face style:name="WenQuanYi Zen Hei Mono" svg:font-family="'WenQuanYi Zen Hei Mono'" style:font-family-generic="modern"/>
    <style:font-face style:name="Lohit Devanagari" svg:font-family="'Lohit Devanagari'" style:font-pitch="variable"/>
    <style:font-face style:name="WenQuanYi Zen Hei" svg:font-family="'WenQuanYi Zen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-asian="Liberation Serif" style:font-name-complex="Liberation Serif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style:text-underline-style="non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0b1bc2" style:font-weight-asian="normal" style:font-weight-complex="normal"/>
    </style:style>
    <style:style style:name="P9" style:family="paragraph" style:parent-style-name="Standard">
      <style:text-properties fo:font-weight="normal" officeooo:paragraph-rsid="000bd983" style:font-weight-asian="normal" style:font-weight-complex="normal"/>
    </style:style>
    <style:style style:name="P10" style:family="paragraph" style:parent-style-name="Standard">
      <style:text-properties fo:font-weight="normal" officeooo:paragraph-rsid="000c62f9" style:font-weight-asian="normal" style:font-weight-complex="normal"/>
    </style:style>
    <style:style style:name="P11" style:family="paragraph" style:parent-style-name="Standard">
      <style:text-properties fo:font-weight="normal" officeooo:paragraph-rsid="000e40c4" style:font-weight-asian="normal" style:font-weight-complex="normal"/>
    </style:style>
    <style:style style:name="P12" style:family="paragraph" style:parent-style-name="Standard">
      <style:text-properties fo:font-weight="normal" officeooo:paragraph-rsid="000f9c7e" style:font-weight-asian="normal" style:font-weight-complex="normal"/>
    </style:style>
    <style:style style:name="P13" style:family="paragraph" style:parent-style-name="Standard">
      <style:text-properties fo:font-weight="normal" officeooo:paragraph-rsid="00152cde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Liberation Serif" style:font-name-complex="Liberation Serif"/>
    </style:style>
    <style:style style:name="T3" style:family="text">
      <style:text-properties style:font-name-asian="Liberation Serif" style:font-name-complex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h text:style-name="Heading_20_1" text:outline-level="1">2015-6-4</text:h>
      <text:p text:style-name="P1"/>
      <text:p text:style-name="P1">001）域名绑定，weixin到js到文件。【已经ok】</text:p>
      <text:p text:style-name="P1">002）运维的方法来做。</text:p>
      <text:p text:style-name="P1">a. 每个node里面，然后这个服务是这样到或者那样到</text:p>
      <text:p text:style-name="P1">b. 都在每个小小到服务之中</text:p>
      <text:p text:style-name="P1">c. </text:p>
      <text:p text:style-name="P1">003）运营api，提供天级别到count的数据更新。</text:p>
      <text:p text:style-name="P1">然后提供到方法：syntaxis，所有到同步到数据都通过这个来提供，然后或者重新写一个脚本之。</text:p>
      <text:p text:style-name="P1">一小时请求一次，定时任务，导入mongo。</text:p>
      <text:p text:style-name="P1">服务，通过syntaxis来提供。还是各个小到任务之。</text:p>
      <text:p text:style-name="P1">Api{ muaserver, <text:s/>syntaxis}</text:p>
      <text:p text:style-name="P1">muaserver: EUser, Editor, Admin, Develop</text:p>
      <text:p text:style-name="P1">syntaxis: inner develop</text:p>
      <text:p text:style-name="P1">api &lt;= Nginx {s0, s1, s2....}</text:p>
      <text:p text:style-name="P1">api &lt;= syntaxis {} ember中，类似与rpcHup到模式，然后模块化，集中到方式来做。</text:p>
      <text:p text:style-name="P1">004）所有都需要重新来过</text:p>
      <text:p text:style-name="P1">005）数据归零，从头开始。</text:p>
      <text:p text:style-name="P1"/>
      <text:h text:style-name="Heading_20_1" text:outline-level="1">2015-6-5</text:h>
      <text:p text:style-name="P1"/>
      <text:p text:style-name="P1"/>
      <text:p text:style-name="P1"/>
      <text:h text:style-name="Heading_20_1" text:outline-level="1">2015-6-7</text:h>
      <text:p text:style-name="P1"/>
      <text:p text:style-name="P1">001）如何完成這個任務之，</text:p>
      <text:p text:style-name="P1">002）</text:p>
      <text:p text:style-name="P1"/>
      <text:h text:style-name="Heading_20_1" text:outline-level="1">2015-6-9</text:h>
      <text:p text:style-name="P1"/>
      <text:p text:style-name="P1">001）运维的整体，以及运营的整体搞定</text:p>
      <text:p text:style-name="P1">002）整体到流程还是需要缕顺的</text:p>
      <text:p text:style-name="P1"/>
      <text:p text:style-name="P1"><text:soft-page-break/></text:p>
      <text:p text:style-name="P1"/>
      <text:h text:style-name="Heading_20_1" text:outline-level="1">2015-6-17</text:h>
      <text:p text:style-name="Standard"/>
      <text:p text:style-name="Standard">001）share</text:p>
      <text:p text:style-name="Standard">002）restore backup</text:p>
      <text:p text:style-name="Standard">003）upload</text:p>
      <text:p text:style-name="Standard">004）mua权限</text:p>
      <text:p text:style-name="Standard">005）去掉备份和restore</text:p>
      <text:p text:style-name="Standard">006）然后使用这个muadeploy的tag来保存之</text:p>
      <text:p text:style-name="Standard">007）env.sh不太合理，因为run.sh作为一个单独的运行的开始脚本，其他还没有解压开</text:p>
      <text:p text:style-name="Standard">008）master.log and slave.log的操作</text:p>
      <text:p text:style-name="Standard">009）加入del的方式来操作来之</text:p>
      <text:p text:style-name="Standard">010）单独调试的重要性，然后追加环境变量之。</text:p>
      <text:p text:style-name="Standard">011）按照我自己的节奏，而不是别人的节奏之。</text:p>
      <text:p text:style-name="Standard">012）他爱说不说，我就按照我自己的节奏来做。</text:p>
      <text:p text:style-name="Standard">013）浪费了太多的没必要的流程上的bug之类的，按照自己的节奏来做，而不是别人告诉我的来做之。</text:p>
      <text:p text:style-name="Standard">014）我就按照我自己的节奏来做。</text:p>
      <text:p text:style-name="Standard">015）首先功能，然后结构，然后其他。</text:p>
      <text:p text:style-name="Standard"/>
      <text:h text:style-name="Heading_20_1" text:outline-level="1">2015-6-18</text:h>
      <text:p text:style-name="Text_20_body">001）加入del的策略之</text:p>
      <text:p text:style-name="Text_20_body">002）其他之类的感觉</text:p>
      <text:p text:style-name="Text_20_body">003）首先启动mongod然后在启动muaserver</text:p>
      <text:p text:style-name="Text_20_body">004）apt-get 被玩残了</text:p>
      <text:p text:style-name="Text_20_body">005）/bin/bash 进程，source 不是进程</text:p>
      <text:p text:style-name="Text_20_body">006）形成一个目录的结构</text:p>
      <text:p text:style-name="Text_20_body">007）</text:p>
      <text:p text:style-name="Text_20_body"/>
      <text:h text:style-name="Heading_20_1" text:outline-level="1"><text:soft-page-break/>2015-6-19</text:h>
      <text:p text:style-name="Standard">001）share搞定之【find已经添加隐藏的东西了，然后需要合并，这个搞定了，but需要优化之】【已合并，逻辑待会优化之】</text:p>
      <text:p text:style-name="Standard">002）这个分层的来搞定【测试ok了，以及复制也是ok了】【需要优化】【】</text:p>
      <text:p text:style-name="Standard">003）log搞定，log系统的划分【追加之】【log已经基本搞定】</text:p>
      <text:p text:style-name="Standard">004）deploy.history来做</text:p>
      <text:p text:style-name="Standard">005）然后mods的具体业务的编写<text:span text:style-name="T3"> </text:span></text:p>
      <text:p text:style-name="Standard">006）find <text:s/>/root/ -type f -name '.?*' 查找隐藏文件<text:span text:style-name="T3"> </text:span>【已经ok】</text:p>
      <text:p text:style-name="Standard">007）find /etc | awk -F'/' '/^[^.]/{print $NF}' </text:p>
      <text:p text:style-name="Standard">008）find . -type f ! -path "*.svn*" </text:p>
      <text:p text:style-name="Standard">009）find . -type f 查找所有的文件<text:span text:style-name="T3"> </text:span></text:p>
      <text:p text:style-name="Standard">010）find . -type f | xargs </text:p>
      <text:p text:style-name="Standard">011）bin目录去掉</text:p>
      <text:p text:style-name="Standard">012）auth目录去掉【如何去掉】</text:p>
      <text:p text:style-name="Standard">013）分层次的错误返回是需要追加和判断的</text:p>
      <text:p text:style-name="Standard">git show v.1.0.1 | grep commit -B 1000|grep -v commit</text:p>
      <text:p text:style-name="Standard">014）./deploy node v.1.0.1 m3</text:p>
      <text:p text:style-name="Standard">015）返回值的按级返回</text:p>
      <text:p text:style-name="Standard">016）</text:p>
      <text:p text:style-name="Standard"/>
      <text:p text:style-name="Standard"/>
      <text:h text:style-name="Heading_20_1" text:outline-level="1">2015-6-25</text:h>
      <text:p text:style-name="Text_20_body"/>
      <text:p text:style-name="Text_20_body">待完成的任务</text:p>
      <text:p text:style-name="Standard">001）log已经添加完毕之。</text:p>
      <text:p text:style-name="Standard">002）auth去掉，需要思考之。</text:p>
      <text:p text:style-name="Standard">003）部署之，muaserver，nginx，mongodb，supervisor。</text:p>
      <text:p text:style-name="Standard">004）错误码如何一层一层的返回上去。</text:p>
      <text:p text:style-name="Standard">005）muaserver，nginx，mongo已经ok了。</text:p>
      <text:p text:style-name="Standard">006）muaserver无法启动之，这个不是原因，这个是不需要管的。这个是mongodb的端口的问题，必须先启动mongodb这个之。这个是端口不匹配的问题，所以需要操作之。<text:line-break/>007）针对service的还需要思考之。</text:p>
      <text:p text:style-name="Standard">008）针对M0的优化之</text:p>
      <text:p text:style-name="Standard">009）事物的启动的先后顺序之思考，关于mongo和muaserver的启动先后顺序之</text:p>
      <text:p text:style-name="Standard"><text:soft-page-break/>010）如果是我自己来设计，我直接把mongo和nginx直接在m0上编译，然后安装到特定的位置上。but这样的化，就需要在M*上安装不必要的东西之。比如nginx依赖的lib以及gcc的运行环境之类的。这个编译nginx和mongo的环境需要在M*上进行构造之。</text:p>
      <text:p text:style-name="Standard">011）supervisord话还是需要使用apt-get来安装。</text:p>
      <text:p text:style-name="Standard">012）apt使用一个公共的函数之类来操作之</text:p>
      <text:p text:style-name="Standard"/>
      <text:p text:style-name="Standard">013）M0克隆到M1</text:p>
      <text:p text:style-name="Standard">Proto Recv-Q Send-Q Local Address <text:s text:c="10"/>Foreign Address <text:s text:c="8"/>State <text:s text:c="6"/>PID/Program name</text:p>
      <text:p text:style-name="Standard"/>
      <text:p text:style-name="Standard">tcp <text:s text:c="7"/>0 <text:s text:c="5"/>0 *:31714 <text:s text:c="16"/>*:* <text:s text:c="20"/>LISTEN <text:s text:c="5"/>7073/nginx: worker </text:p>
      <text:p text:style-name="Standard"/>
      <text:p text:style-name="Standard">tcp <text:s text:c="7"/>0 <text:s text:c="5"/>0 localhost:27017 <text:s text:c="8"/>*:* <text:s text:c="20"/>LISTEN <text:s text:c="5"/>5284/mongod <text:s text:c="4"/></text:p>
      <text:p text:style-name="Standard"/>
      <text:p text:style-name="Standard">tcp <text:s text:c="7"/>0 <text:s text:c="5"/>0 localhost:6379 <text:s text:c="9"/>*:* <text:s text:c="20"/>LISTEN <text:s text:c="5"/>1574/redis-server 1</text:p>
      <text:p text:style-name="Standard"/>
      <text:p text:style-name="Standard">tcp <text:s text:c="7"/>0 <text:s text:c="5"/>0 *:http <text:s text:c="17"/>*:* <text:s text:c="20"/>LISTEN <text:s text:c="5"/>7073/nginx: worker </text:p>
      <text:p text:style-name="Standard"/>
      <text:p text:style-name="Standard">tcp <text:s text:c="7"/>0 <text:s text:c="5"/>0 localhost:28017 <text:s text:c="8"/>*:* <text:s text:c="20"/>LISTEN <text:s text:c="5"/>5284/mongod <text:s text:c="4"/></text:p>
      <text:p text:style-name="Standard"/>
      <text:p text:style-name="Standard">tcp <text:s text:c="7"/>0 <text:s text:c="5"/>0 *:ftp <text:s text:c="18"/>*:* <text:s text:c="20"/>LISTEN <text:s text:c="5"/>10806/vsftpd <text:s text:c="3"/></text:p>
      <text:p text:style-name="Standard"/>
      <text:p text:style-name="Standard">tcp <text:s text:c="7"/>0 <text:s text:c="5"/>0 *:ssh <text:s text:c="18"/>*:* <text:s text:c="20"/>LISTEN <text:s text:c="5"/>730/sshd <text:s text:c="7"/></text:p>
      <text:p text:style-name="Standard"/>
      <text:p text:style-name="Standard">tcp6 <text:s text:c="6"/>0 <text:s text:c="5"/>0 [::]:9911 <text:s text:c="14"/>[::]:* <text:s text:c="17"/>LISTEN <text:s text:c="5"/>28131/injecter <text:s/></text:p>
      <text:p text:style-name="Standard"/>
      <text:p text:style-name="Standard">tcp6 <text:s text:c="6"/>0 <text:s text:c="5"/>0 [::]:9914 <text:s text:c="14"/>[::]:* <text:s text:c="17"/>LISTEN <text:s text:c="5"/>10725/muaeditor </text:p>
      <text:p text:style-name="Standard"/>
      <text:p text:style-name="Standard">tcp6 <text:s text:c="6"/>0 <text:s text:c="5"/>0 [::]:9900 <text:s text:c="14"/>[::]:* <text:s text:c="17"/>LISTEN <text:s text:c="5"/>1117/muaserver <text:s/></text:p>
      <text:p text:style-name="Standard"/>
      <text:p text:style-name="Standard">tcp6 <text:s text:c="6"/>0 <text:s text:c="5"/>0 [::]:10900 <text:s text:c="13"/>[::]:* <text:s text:c="17"/>LISTEN <text:s text:c="5"/>30343/syntaxis <text:s/></text:p>
      <text:p text:style-name="Standard"/>
      <text:p text:style-name="Standard">tcp6 <text:s text:c="6"/>0 <text:s text:c="5"/>0 [::]:9910 <text:s text:c="14"/>[::]:* <text:s text:c="17"/>LISTEN <text:s text:c="5"/>26798/wxbridge </text:p>
      <text:p text:style-name="Standard"/>
      <text:p text:style-name="Standard"/>
      <text:p text:style-name="Standard">tcp6 <text:s text:c="6"/>0 <text:s text:c="5"/>0 [::]:10010 <text:s text:c="13"/>[::]:* <text:s text:c="17"/>LISTEN <text:s text:c="5"/>13266/wxmonitor </text:p>
      <text:p text:style-name="Standard"/>
      <text:p text:style-name="Standard">tcp6 <text:s text:c="6"/>0 <text:s text:c="5"/>0 [::]:12321 <text:s text:c="13"/>[::]:* <text:s text:c="17"/>LISTEN <text:s text:c="5"/>19142/muaserver </text:p>
      <text:p text:style-name="Standard"/>
      <text:p text:style-name="Standard">tcp6 <text:s text:c="6"/>0 <text:s text:c="5"/>0 [::]:10086 <text:s text:c="13"/>[::]:* <text:s text:c="17"/>LISTEN <text:s text:c="5"/>10132/jkbbridge </text:p>
      <text:p text:style-name="Standard"/>
      <text:p text:style-name="Standard">tcp6 <text:s text:c="6"/>0 <text:s text:c="5"/>0 [::]:http <text:s text:c="14"/>[::]:* <text:s text:c="17"/>LISTEN <text:s text:c="5"/>1438/nginx: worker </text:p>
      <text:p text:style-name="Standard"/>
      <text:p text:style-name="Standard">tcp6 <text:s text:c="6"/>0 <text:s text:c="5"/>0 [::]:webmin <text:s text:c="12"/>[::]:* <text:s text:c="17"/>LISTEN <text:s text:c="5"/>10125/monitor <text:s/></text:p>
      <text:p text:style-name="Standard"/>
      <text:p text:style-name="Standard"/>
      <text:p text:style-name="Standard">nginx之配置操作</text:p>
      <text:p text:style-name="Standard"><text:soft-page-break/></text:p>
      <text:p text:style-name="Standard"/>
      <text:h text:style-name="Heading_20_1" text:outline-level="1">2015-6-29</text:h>
      <text:p text:style-name="Standard"/>
      <text:p text:style-name="Standard">今日工作计划</text:p>
      <text:p text:style-name="Standard"/>
      <text:p text:style-name="Standard">001）muadeploy写完毕之，然后部署之</text:p>
      <text:p text:style-name="Standard">002）然后这些东西查看之</text:p>
      <text:p text:style-name="Standard">003）测试编写，不好测试，然后形成思路的一些东西也不好搞。</text:p>
      <text:p text:style-name="Standard"/>
      <text:p text:style-name="Standard"/>
      <text:p text:style-name="Standard">运维计划之</text:p>
      <text:p text:style-name="Standard">001）首先各个环节的缕顺这个关系之</text:p>
      <text:p text:style-name="Standard">a. 其中包括各个环节的代码的缕顺之</text:p>
      <text:p text:style-name="Standard">b. 代码的查看</text:p>
      <text:p text:style-name="Standard">c. 写部署启动脚本<text:span text:style-name="T3"> </text:span>2天</text:p>
      <text:p text:style-name="Standard">002）M0-&gt; M1的部署之<text:span text:style-name="T3"> </text:span>2天</text:p>
      <text:p text:style-name="Standard">003）高可用<text:span text:style-name="T3"> </text:span>2天</text:p>
      <text:p text:style-name="Standard">004）监控做出来<text:span text:style-name="T3"> </text:span>2天</text:p>
      <text:p text:style-name="Standard"/>
      <text:h text:style-name="Heading_20_1" text:outline-level="1">2015-6-30</text:h>
      <text:p text:style-name="Standard">001）查看muaserver的代码之，ember的代码，rpc框架代码。待做的工作。忘记带dot代码过来了。</text:p>
      <text:p text:style-name="Standard">002）写ph文件之，部署文件之类的东西之。</text:p>
      <text:p text:style-name="Standard">003）今天文档的整理工作之。</text:p>
      <text:p text:style-name="Standard">004）音频，上传到七牛，然后加速之，使用脚本替换加速。</text:p>
      <text:p text:style-name="Standard">005）要把当前要做的事情缕顺了，不要这么乱七八糟了。绝对不能乱七八糟了。</text:p>
      <text:p text:style-name="Standard"/>
      <text:p text:style-name="Standard"/>
      <text:h text:style-name="Heading_20_1" text:outline-level="1">2015-7-1</text:h>
      <text:p text:style-name="Standard"/>
      <text:p text:style-name="Standard">001）今天部署脚本部署的时候调试bug如何调试之。为什么出现类似的问题之。【已经调试完毕】</text:p>
      <text:p text:style-name="Standard">002）争取把这个东西部署上去。【已经ok】</text:p>
      <text:p text:style-name="Standard"><text:soft-page-break/>003）音频加速，上传到七牛，然后加速之</text:p>
      <text:p text:style-name="Standard">004）查看muaserver的代码之，ember的代码，rpc框架代码。待做的工作。忘记带dot代码过来了。</text:p>
      <text:p text:style-name="Standard">005）高可用<text:span text:style-name="T3"> </text:span>2天</text:p>
      <text:p text:style-name="Standard">006）监控做出来<text:span text:style-name="T3"> </text:span>2天</text:p>
      <text:p text:style-name="Standard">007）对部署的脚本进行优化，比如mods下面的，比如nginx的配置需要重写了。</text:p>
      <text:p text:style-name="Standard">008）hosts的复制的问题【已经ok】</text:p>
      <text:p text:style-name="Standard">009）pages.src的问题【已经ok】</text:p>
      <text:p text:style-name="Standard">010）部署成功之后的验证，部署成功了，但是是否可以使用。</text:p>
      <text:p text:style-name="Standard">011）syntaxis这个调试【已经ok】</text:p>
      <text:p text:style-name="Standard"/>
      <text:p text:style-name="Standard">问题</text:p>
      <text:p text:style-name="Standard">001）部分没有启动起来，估计是端口被占用以及文件复制出现问题【已解决】</text:p>
      <text:p text:style-name="Standard">002）kdtbridge的这个输入的这个有问题 【已解决】</text:p>
      <text:p text:style-name="Standard">003）syntaxis这个的输入的path的有问题，指向的data有问题。修改源码这个编译的话。支持重启的修复。当前的syntaxis不支持重复启动。这个需要修复之。以及path的添加之。</text:p>
      <text:p text:style-name="Standard"/>
      <text:p text:style-name="Standard"/>
      <text:p text:style-name="Standard"/>
      <text:h text:style-name="Heading_20_1" text:outline-level="1">2015-7-3</text:h>
      <text:p text:style-name="P5">001）部署的正确性的验证。关于这个验证如何来做，是一个需要思考的问题。验证需要修改那些地方的代码之。</text:p>
      <text:p text:style-name="P5">a. 测试修改Api.js这个一个地方，然后上面的地址，修改一下。</text:p>
      <text:p text:style-name="P5">b. Api.call 【FindMomentMusics】加console.log(r)</text:p>
      <text:p text:style-name="P5">c. 选择iphone 6 plus</text:p>
      <text:p text:style-name="P5">002）首先要塞数据之，M0的copy过去之。</text:p>
      <text:p text:style-name="P13">a. 直接把数据copy过来</text:p>
      <text:p text:style-name="P13">b. 使用export和import的方法来做</text:p>
      <text:p text:style-name="P8">003）高可用<text:span text:style-name="T3"> </text:span>2天</text:p>
      <text:p text:style-name="P8">004）监控做出来<text:span text:style-name="T3"> </text:span>2天</text:p>
      <text:p text:style-name="P9">005）查看muaserver的代码之，ember的代码，rpc框架代码。待做的工作。忘记带dot代码过来了。</text:p>
      <text:p text:style-name="P10">006）对部署的脚本进行优化，比如mods下面的，比如nginx的配置需要重写了。</text:p>
      <text:p text:style-name="P11">007）音频加速，上传到七牛，然后加速之</text:p>
      <text:p text:style-name="P12"><text:soft-page-break/>008）M0的相关东西之。M0有什么鸟东西？忘记了。</text:p>
      <text:p text:style-name="P5"/>
      <text:p text:style-name="Standard"/>
      <text:h text:style-name="Heading_20_1" text:outline-level="1">Supervisor</text:h>
      <text:p text:style-name="Standard"/>
      <text:p text:style-name="Standard">Log</text:p>
      <text:p text:style-name="Standard">/var/log/supervisor/*</text:p>
      <text:p text:style-name="Standard"/>
      <text:p text:style-name="Standard">Config</text:p>
      <text:p text:style-name="Standard">/etc/supervisor/</text:p>
      <text:p text:style-name="Standard"/>
      <text:p text:style-name="Standard"/>
      <text:p text:style-name="Standard"/>
      <text:h text:style-name="Heading_20_1" text:outline-level="1">injector</text:h>
      <text:p text:style-name="Standard"/>
      <text:p text:style-name="P3">线上部署命令</text:p>
      <text:p text:style-name="Standard">./injecter 9911 '&lt;script src="/js/koudaitong.js" type="text/javascript"&gt;&lt;/script&gt;'</text:p>
      <text:p text:style-name="Standard"/>
      <text:p text:style-name="Standard"/>
      <text:p text:style-name="P3">描述</text:p>
      <text:p text:style-name="Standard">prxoy+injecter，搜索&lt;/html&gt; 在这个前面注入script脚本</text:p>
      <text:p text:style-name="Standard"/>
      <text:p text:style-name="P3">Port</text:p>
      <text:p text:style-name="Standard">9911</text:p>
      <text:p text:style-name="Standard"/>
      <text:p text:style-name="P3">注入脚本</text:p>
      <text:p text:style-name="Standard">'&lt;script src="/js/koudaitong.js" type="text/javascript"&gt;&lt;/script&gt;'</text:p>
      <text:p text:style-name="P3"/>
      <text:p text:style-name="P3"/>
      <text:p text:style-name="P3">流程图</text:p>
      <text:p text:style-name="Standard">这个回头在使用dot来画吧</text:p>
      <text:p text:style-name="Standard"/>
      <text:h text:style-name="Heading_20_1" text:outline-level="1">wxbridge</text:h>
      <text:p text:style-name="Standard"/>
      <text:p text:style-name="P3">线上部署命令</text:p>
      <text:p text:style-name="Standard">./wxbridge wxbridge.conf</text:p>
      <text:p text:style-name="Standard"/>
      <text:p text:style-name="Standard"/>
      <text:p text:style-name="P3">描述</text:p>
      <text:p text:style-name="Standard">wechat之token验证，菜单的基本设置和查询应用</text:p>
      <text:p text:style-name="Standard"><text:soft-page-break/></text:p>
      <text:p text:style-name="P3">Port</text:p>
      <text:p text:style-name="Standard">9910</text:p>
      <text:p text:style-name="Standard"/>
      <text:p text:style-name="P3"/>
      <text:p text:style-name="P3">流程图</text:p>
      <text:p text:style-name="Standard">这个回头在使用dot来画吧</text:p>
      <text:p text:style-name="Standard"/>
      <text:h text:style-name="Heading_20_1" text:outline-level="1">kdtbridge</text:h>
      <text:p text:style-name="Standard"/>
      <text:p text:style-name="P3">线上部署命令</text:p>
      <text:p text:style-name="Standard">./kdtbridge 9911 '&lt;script src="/js/koudaitong.js" type="text/javascript"&gt;&lt;/script&gt;'</text:p>
      <text:p text:style-name="Standard"/>
      <text:p text:style-name="P4"><text:s/></text:p>
      <text:p text:style-name="P3">描述</text:p>
      <text:p text:style-name="Standard">prxoy+injecter，搜索&lt;/html&gt; 在这个前面注入script脚本</text:p>
      <text:p text:style-name="Standard">以及返回目标page的所有图片的url或者单个图片</text:p>
      <text:p text:style-name="Standard"/>
      <text:p text:style-name="P3">Port</text:p>
      <text:p text:style-name="Standard">9911</text:p>
      <text:p text:style-name="Standard"/>
      <text:p text:style-name="P3">注入脚本</text:p>
      <text:p text:style-name="P5">'&lt;script src="/js/koudaitong.js" type="text/javascript"&gt;&lt;/script&gt;'</text:p>
      <text:p text:style-name="P5"/>
      <text:p text:style-name="P5"/>
      <text:p text:style-name="P3">流程图</text:p>
      <text:p text:style-name="Standard">这个回头在使用dot来画吧</text:p>
      <text:p text:style-name="Standard"/>
      <text:p text:style-name="Standard"/>
      <text:h text:style-name="Heading_20_1" text:outline-level="1">muaeditor</text:h>
      <text:p text:style-name="Standard"/>
      <text:p text:style-name="P3">线上部署命令</text:p>
      <text:p text:style-name="Standard">./muaeditor -auth=/root/muababa/muadeploy/auth/qiniu/mua.auth</text:p>
      <text:p text:style-name="P4"><text:s/></text:p>
      <text:p text:style-name="P3">描述</text:p>
      <text:p text:style-name="Standard"><text:a xlink:type="simple" xlink:href="http://www.muabaobao.cn/admin/newMusic.html" text:style-name="Internet_20_link" text:visited-style-name="Visited_20_Internet_20_Link"><text:span text:style-name="Internet_20_link">http://www.muabaobao.cn/admin/newMusic.html</text:span></text:a></text:p>
      <text:p text:style-name="Standard">POST过来的数据，上传其牛，然后调用muaserver的newMusic的接口，插入其中，然后通过muaserver把数据塞入mongo中。</text:p>
      <text:p text:style-name="Standard"/>
      <text:p text:style-name="P3"><text:soft-page-break/>监听location</text:p>
      <text:p text:style-name="Standard">nginx 监听的<text:span text:style-name="T3"> </text:span>/editor都转发到9914这个端口</text:p>
      <text:p text:style-name="Standard">/</text:p>
      <text:p text:style-name="Standard">/editor/sxxx</text:p>
      <text:p text:style-name="Standard"/>
      <text:p text:style-name="P3">Port</text:p>
      <text:p text:style-name="Standard">9914</text:p>
      <text:p text:style-name="Standard"/>
      <text:p text:style-name="P3">流程图</text:p>
      <text:p text:style-name="Standard">这个回头在使用dot来画吧</text:p>
      <text:p text:style-name="Standard"/>
      <text:p text:style-name="P3">对应的html文件</text:p>
      <text:p text:style-name="Standard"/>
      <text:p text:style-name="Standard"><text:a xlink:type="simple" xlink:href="http://www.muabaobao.cn/admin/newMusic.html" text:style-name="Internet_20_link" text:visited-style-name="Visited_20_Internet_20_Link"><text:span text:style-name="Internet_20_link">http://www.muabaobao.cn/admin/newMusic.html</text:span></text:a></text:p>
      <text:p text:style-name="Standard">POST表单的方式</text:p>
      <text:p text:style-name="Standard">name是非常关键的一个环节，通过name来操作，html里面的name字段是post过来的数据之</text:p>
      <text:p text:style-name="Standard"/>
      <text:p text:style-name="Standard"/>
      <text:h text:style-name="Heading_20_1" text:outline-level="1">muaserver</text:h>
      <text:p text:style-name="Standard"/>
      <text:h text:style-name="Heading_20_1" text:outline-level="1">Monitor</text:h>
      <text:p text:style-name="Standard"/>
      <text:p text:style-name="P3">线上部署命令</text:p>
      <text:p text:style-name="Standard">/data/muababa/monitor/monitor /data/muababa/monitor/monitor.conf</text:p>
      <text:p text:style-name="P4"><text:s/></text:p>
      <text:p text:style-name="P3">描述</text:p>
      <text:p text:style-name="Standard">监控一个目录，然后把这个所有的目录的文件读取出来（读取完毕之后，文件删除），然后返回之（包括是否错误码），并且返回错误码。然后把这个端口给监控宝，然后根据返回结果之，处理之，报错的话，回调之。</text:p>
      <text:p text:style-name="Standard"/>
      <text:p text:style-name="P3">Port</text:p>
      <text:p text:style-name="Standard">9911</text:p>
      <text:p text:style-name="P5"/>
      <text:p text:style-name="P3">流程图</text:p>
      <text:p text:style-name="Standard">这个回头在使用dot来画吧</text:p>
      <text:p text:style-name="Standard"/>
      <text:h text:style-name="Heading_20_1" text:outline-level="1">wxmonitor</text:h>
      <text:p text:style-name="Standard"/>
      <text:p text:style-name="P3"><text:soft-page-break/>线上部署命令</text:p>
      <text:p text:style-name="Standard">/data/muababa/monitor/wxmonitor /data/muababa/monitor/wxmonitor.conf</text:p>
      <text:p text:style-name="P4"><text:s/></text:p>
      <text:p text:style-name="P3">描述</text:p>
      <text:p text:style-name="Standard">监控菜单wx的菜单，然后比对lao的菜单是否发生改变，菜单发生改变。通过监控宝报警。监控宝监听这个url。</text:p>
      <text:p text:style-name="Standard"/>
      <text:p text:style-name="Standard"/>
      <text:p text:style-name="P3">Port</text:p>
      <text:p text:style-name="Standard">10010</text:p>
      <text:p text:style-name="P5"/>
      <text:p text:style-name="P3">流程图</text:p>
      <text:p text:style-name="Standard">这个回头在使用dot来画吧</text:p>
      <text:p text:style-name="Standard"/>
      <text:p text:style-name="Standard"/>
      <text:h text:style-name="Heading_20_1" text:outline-level="1">jkbbridge</text:h>
      <text:p text:style-name="Standard"/>
      <text:p text:style-name="P3">线上部署命令</text:p>
      <text:p text:style-name="Standard">/data/muababa/jkbbridge/jkbbridge</text:p>
      <text:p text:style-name="Standard">/data/muababa/jkbbridge/sms.sh</text:p>
      <text:p text:style-name="Standard"/>
      <text:p text:style-name="P4"><text:s/></text:p>
      <text:p text:style-name="P3">描述</text:p>
      <text:p text:style-name="Standard">监控宝的，报错回调的url，然后发送短信报错</text:p>
      <text:p text:style-name="Standard"/>
      <text:p text:style-name="Standard"/>
      <text:p text:style-name="P3">Port</text:p>
      <text:p text:style-name="Standard">10086</text:p>
      <text:p text:style-name="P5"/>
      <text:p text:style-name="P3">流程图</text:p>
      <text:p text:style-name="Standard">这个回头在使用dot来画吧</text:p>
      <text:p text:style-name="Standard"/>
      <text:h text:style-name="Heading_20_1" text:outline-level="1">Syntaxis</text:h>
      <text:p text:style-name="Standard"/>
      <text:p text:style-name="P3">线上部署命令</text:p>
      <text:p text:style-name="Standard">./syntaxis syntaxis.conf</text:p>
      <text:p text:style-name="P4"><text:s/></text:p>
      <text:p text:style-name="P3">描述</text:p>
      <text:p text:style-name="Standard">汇聚，muaserver调用中某个location的调换次数，监听远程过程调用。这个代码我竟然看不懂<text:soft-page-break/>了。</text:p>
      <text:p text:style-name="Standard"/>
      <text:p text:style-name="P3">Port</text:p>
      <text:p text:style-name="Standard">10900</text:p>
      <text:p text:style-name="P5"/>
      <text:p text:style-name="P3">流程图</text:p>
      <text:p text:style-name="Standard">这个回头在使用dot来画吧</text:p>
      <text:p text:style-name="Standard"/>
      <text:p text:style-name="Text_20_body"/>
      <text:p text:style-name="Standard"/>
      <text:p text:style-name="Standard"/>
      <text:h text:style-name="Heading_20_1" text:outline-level="1">nginx配置</text:h>
      <text:p text:style-name="P1"/>
      <text:p text:style-name="Standard"><text:span text:style-name="T1">001）proxy，loc发生改变</text:span><text:span text:style-name="T2"> </text:span></text:p>
      <text:p text:style-name="P1">Get /aa/bb/ </text:p>
      <text:p text:style-name="P1">Get /bb</text:p>
      <text:p text:style-name="P1"/>
      <text:p text:style-name="P1"/>
      <text:h text:style-name="Heading_20_1" text:outline-level="1">运营</text:h>
      <text:p text:style-name="P1"/>
      <text:h text:style-name="Heading_20_2" text:outline-level="2">需求</text:h>
      <text:p text:style-name="P1">001）用户量的曲线数据</text:p>
      <text:p text:style-name="P1">002）</text:p>
      <text:p text:style-name="P1"/>
      <text:p text:style-name="P1"/>
      <text:p text:style-name="P1"/>
      <text:h text:style-name="Heading_20_1" text:outline-level="1">weixin公众帐号</text:h>
      <text:p text:style-name="P1">001）如何拿到weixin到openID的问题</text:p>
      <text:p text:style-name="P1">002）</text:p>
      <text:p text:style-name="P1"/>
      <text:p text:style-name="P1"/>
      <text:h text:style-name="Heading_20_1" text:outline-level="1">自动化部署</text:h>
      <text:p text:style-name="P1"/>
      <text:p text:style-name="P1">001）ssh自动输入密码登录，expect到配置问题</text:p>
      <text:p text:style-name="P1"><text:soft-page-break/>总结</text:p>
      <text:p text:style-name="P1"/>
      <text:p text:style-name="P2">目标</text:p>
      <text:p text:style-name="P1">001）灰度，（m1 muaserver, m* muaserver）</text:p>
      <text:p text:style-name="P1">002）手工操作，时机人工选择，流程固定，手工可以选择部署节。</text:p>
      <text:p text:style-name="Standard"><text:span text:style-name="T1">003）diff conf muaserver v1, v2 place_holder（明确东西【确定是这个东西】，无歧义）</text:span><text:span text:style-name="T2"> </text:span><text:span text:style-name="T1">pr号，commit id</text:span></text:p>
      <text:p text:style-name="P1">004）deploy 时空上要唯一性，key/filter。a）没有歧义，可控。b）时空可控，不因时间发生推移，而让部署不一样，有偏差</text:p>
      <text:p text:style-name="P1">005）产品中心：运营；服务中心：运维。</text:p>
      <text:p text:style-name="Standard"><text:span text:style-name="T1">006）tips a. 可控，灰度，精确，控制，节点机器，实例进程，粒度</text:span><text:span text:style-name="T2"> </text:span><text:span text:style-name="T1">【Mn muaserver】</text:span><text:span text:style-name="T2"> </text:span><text:span text:style-name="T1">b. 无歧义，tag c. 非重复，</text:span><text:span text:style-name="T2"> </text:span><text:span text:style-name="T1">for（时间，空间）</text:span></text:p>
      <text:p text:style-name="P1">007）组服务，ETCD call 服务（发现，同步）集群，高可用（物理，集群，运维）</text:p>
      <text:p text:style-name="P1"/>
      <text:p text:style-name="P1"/>
      <text:h text:style-name="Heading_20_2" text:outline-level="2">考量</text:h>
      <text:p text:style-name="P1">001）</text:p>
      <text:p text:style-name="P1">002）backup，使用backup</text:p>
      <text:p text:style-name="P1">qiniu_ms_2015-6-5_muaserver</text:p>
      <text:p text:style-name="P1">qiniu_ms_2015-6-5_muaserver.conf</text:p>
      <text:p text:style-name="P1"/>
      <text:p text:style-name="Standard"><text:span text:style-name="T1">003）update -&gt; {supervisor 服务</text:span><text:span text:style-name="T2"> </text:span><text:span text:style-name="T1">列conf.sh }</text:span></text:p>
      <text:p text:style-name="P1"/>
      <text:h text:style-name="Heading_20_2" text:outline-level="2">部署</text:h>
      <text:p text:style-name="P1">M0 ---------&gt;&gt;&gt; muadeploy M * </text:p>
      <text:p text:style-name="Standard"><text:span text:style-name="T1">初始</text:span><text:span text:style-name="T2"> </text:span><text:span text:style-name="T1">Init.sh Ip -----&gt;&gt;&gt; root M10</text:span></text:p>
      <text:p text:style-name="P1">hosts is changed by this.</text:p>
      <text:p text:style-name="P1"/>
      <text:p text:style-name="P1">Scp /conf/binary(place_holder)/install</text:p>
      <text:p text:style-name="P1"/>
      <text:p text:style-name="P1">update {</text:p>
      <text:p text:style-name="P1"><text:tab/>001) new machine </text:p>
      <text:p text:style-name="P1"><text:tab/>002) conf changed </text:p>
      <text:p text:style-name="P1"><text:tab/>003) merge pr { conf, binary} </text:p>
      <text:p text:style-name="P1">}</text:p>
      <text:p text:style-name="P1"/>
      <text:h text:style-name="Heading_20_2" text:outline-level="2"><text:soft-page-break/>需求</text:h>
      <text:p text:style-name="P1">001）部署的deploy_id，这个是可以回溯的。</text:p>
      <text:p text:style-name="P1">002）部署失败，可以自动恢复部署</text:p>
      <text:p text:style-name="P1">003）那些更新是了又部署到东西来判断和对比之。</text:p>
      <text:p text:style-name="P1">004）place holder是以机器为单位部署的</text:p>
      <text:p text:style-name="P1">005）service.list 的进度和进程之，muaserver:conf的过程，以及其他。</text:p>
      <text:p text:style-name="Standard">006）Review的过程</text:p>
      <text:p text:style-name="Standard">007）M1上有这个小的backup的过程，任何时候都是需要有的。</text:p>
      <text:p text:style-name="Standard">008）验证，source 以及bash函数传递参数的这个过程之，以及优化的各个环节之。脚本的编写过程之。</text:p>
      <text:p text:style-name="Standard">009）supervisor的非自动启动的过程到配置</text:p>
      <text:p text:style-name="Standard">010）复制到化，如何操作之类的，然后backup的过程之，如何做。</text:p>
      <text:p text:style-name="Standard">011）上一次部署到位置的时候，谁知道这个位置。</text:p>
      <text:p text:style-name="Standard">012）roundback的过程，</text:p>
      <text:p text:style-name="Standard">013）直接恢复，d50，d100</text:p>
      <text:p text:style-name="Standard">014）部署id，id/tag，下一次，new id，那一个id是什么，release tag（deploy.start）的过程，上一次是哪一种，脚本规范化。</text:p>
      <text:p text:style-name="Standard">015）环境，部署，全部。两个脚本对比之差异，部署到单位是机器。</text:p>
      <text:p text:style-name="Standard">016）服务为单位还是机器为单位进行部署之。部署到最小到单元是机器还是服务。</text:p>
      <text:p text:style-name="Standard">017）有什么启什么是不对的，想启什么启动什么</text:p>
      <text:p text:style-name="Standard">018）生存期限，3——6点，hadoop。</text:p>
      <text:p text:style-name="Standard">019）粒度，可以做到service的层次。【这两个都做】</text:p>
      <text:p text:style-name="Standard">020）可以达到service级别以及machine级别到更新【这两个都做】</text:p>
      <text:p text:style-name="Standard">021）远程是否执行成功的优化</text:p>
      <text:p text:style-name="Standard">022）测试/优化/</text:p>
      <text:p text:style-name="Standard">023）不允许出现两个配置文件</text:p>
      <text:p text:style-name="Standard">024）需要把基于service到配置和基于machine的配置区别开来</text:p>
      <text:p text:style-name="Standard">025）几个问题，是否部署成功，需要搞明白如何搞定之。如果使用ssh的话，这个目前的检查是否成功的定义方法就需要改变了。如何查看ssh是否执行成功。人咋这么笨呢，都告诉他亲民了，怎么这么傻呢。</text:p>
      <text:p text:style-name="Standard">026）备份，如何上传到七牛。</text:p>
      <text:p text:style-name="Standard">027）初始化的时候，需要输入密码，然后把M0的auth放入新机器之内，进行新机器的初始化</text:p>
      <text:p text:style-name="Standard">028）</text:p>
      <text:p text:style-name="P1"/>
      <text:p text:style-name="P1"><text:soft-page-break/></text:p>
      <text:p text:style-name="P1"/>
      <text:p text:style-name="P1"/>
      <text:h text:style-name="Heading_20_2" text:outline-level="2">问题</text:h>
      <text:p text:style-name="P1"/>
      <text:p text:style-name="P1">001）scp远程执行到脚本好似有问题的。回头想想该如何做。expect每次单独到运行，然后执行一个脚本之。</text:p>
      <text:p text:style-name="P1">002）全面使用和支持占位符的问题</text:p>
      <text:p text:style-name="P1">003）關於安裝那些軟件</text:p>
      <text:p text:style-name="P1">004）使用tag到方式來操作，tag是如何操作的「tag已經ok」</text:p>
      <text:p text:style-name="P1">005）</text:p>
      <text:p text:style-name="P1"><text:line-break/></text:p>
      <text:p text:style-name="P1"/>
      <text:p text:style-name="P1"/>
      <text:h text:style-name="Heading_20_1" text:outline-level="1">Salt/puppet</text:h>
      <text:p text:style-name="P1"/>
      <text:p text:style-name="P1"/>
      <text:p text:style-name="P1"/>
      <text:h text:style-name="Heading_20_1" text:outline-level="1">Expect</text:h>
      <text:p text:style-name="P1">Yum install expect</text:p>
      <text:p text:style-name="P1">#!/usr/bin/expect -f</text:p>
      <text:p text:style-name="P1"/>
      <text:p text:style-name="P1">set ipaddress [lindex $argv 0]</text:p>
      <text:p text:style-name="P1">set passwd [lindex $argv 1]</text:p>
      <text:p text:style-name="P1">set timeout 30</text:p>
      <text:p text:style-name="P1">spawn scp slave.sh root@$ipaddress:/data</text:p>
      <text:p text:style-name="P1">expect {</text:p>
      <text:p text:style-name="P1"><text:tab/><text:tab/>"yes/no" { send "yes\r";exp_continue }</text:p>
      <text:p text:style-name="P1"><text:tab/><text:tab/>"password:" { send "$passwd\r" }</text:p>
      <text:p text:style-name="P1"/>
      <text:p text:style-name="P1">}</text:p>
      <text:p text:style-name="P1">expect "*from*"</text:p>
      <text:p text:style-name="P1"/>
      <text:p text:style-name="P1"/>
      <text:h text:style-name="Heading_20_1" text:outline-level="1">SendMail</text:h>
      <text:p text:style-name="P1"/>
      <text:p text:style-name="P1">sendmail -t mallei@muabaobao.com &lt; content.txt</text:p>
      <text:p text:style-name="Standard"><text:span text:style-name="T1">echo "hello" | sendmail </text:span><text:a xlink:type="simple" xlink:href="mailto:malei@muabaobao.com" text:style-name="Internet_20_link" text:visited-style-name="Visited_20_Internet_20_Link"><text:span text:style-name="Internet_20_link">malei@muabaobao.com</text:span></text:a></text:p>
      <text:p text:style-name="P1"><text:soft-page-break/>Subject: title-testing</text:p>
      <text:p text:style-name="P1">From: maleih@gmail.com</text:p>
      <text:p text:style-name="P1">To: malei@muabaobao.com</text:p>
      <text:p text:style-name="P1"/>
      <text:p text:style-name="P1"/>
      <text:p text:style-name="P1">Sorry, I'm testing. ~_~</text:p>
      <text:p text:style-name="P1"/>
      <text:p text:style-name="P1"/>
      <text:p text:style-name="P1">[root@bjxdurs235 20090816]# cat -n sendmail.c</text:p>
      <text:p text:style-name="Standard"><text:span text:style-name="T2"><text:s text:c="5"/></text:span><text:span text:style-name="T1">1 <text:s/>#include&lt;stdio.h&gt;</text:span></text:p>
      <text:p text:style-name="Standard"><text:span text:style-name="T2"><text:s text:c="5"/></text:span><text:span text:style-name="T1">2 <text:s/>#define MAX_LINE_CHAR 512</text:span></text:p>
      <text:p text:style-name="Standard"><text:span text:style-name="T2"><text:s text:c="5"/></text:span><text:span text:style-name="T1">3</text:span></text:p>
      <text:p text:style-name="Standard"><text:span text:style-name="T2"><text:s text:c="5"/></text:span><text:span text:style-name="T1">4 <text:s/>int main(void)</text:span></text:p>
      <text:p text:style-name="Standard"><text:span text:style-name="T2"><text:s text:c="5"/></text:span><text:span text:style-name="T1">5 <text:s/>{</text:span></text:p>
      <text:p text:style-name="Standard"><text:span text:style-name="T2"><text:s text:c="5"/></text:span><text:span text:style-name="T1">6 <text:s text:c="9"/>char *line;</text:span></text:p>
      <text:p text:style-name="Standard"><text:span text:style-name="T2"><text:s text:c="5"/></text:span><text:span text:style-name="T1">7 <text:s text:c="9"/>char buffer[MAX_LINE_CHAR+1];</text:span></text:p>
      <text:p text:style-name="Standard"><text:span text:style-name="T2"><text:s text:c="5"/></text:span><text:span text:style-name="T1">8 <text:s text:c="9"/>FILE *email_txt;</text:span></text:p>
      <text:p text:style-name="Standard"><text:span text:style-name="T2"><text:s text:c="5"/></text:span><text:span text:style-name="T1">9 <text:s text:c="9"/>FILE *fp;</text:span></text:p>
      <text:p text:style-name="Standard"><text:span text:style-name="T2"><text:s text:c="4"/></text:span><text:span text:style-name="T1">10</text:span></text:p>
      <text:p text:style-name="Standard"><text:span text:style-name="T2"><text:s text:c="4"/></text:span><text:span text:style-name="T1">11</text:span></text:p>
      <text:p text:style-name="Standard"><text:span text:style-name="T2"><text:s text:c="4"/></text:span><text:span text:style-name="T1">12 <text:s text:c="9"/>email_txt = fopen( "email.txt","r" );</text:span></text:p>
      <text:p text:style-name="Standard"><text:span text:style-name="T2"><text:s text:c="4"/></text:span><text:span text:style-name="T1">13 <text:s text:c="9"/>if( email_txt == NULL ){</text:span></text:p>
      <text:p text:style-name="Standard"><text:span text:style-name="T2"><text:s text:c="4"/></text:span><text:span text:style-name="T1">14 <text:s text:c="17"/>perror("email.txt");</text:span></text:p>
      <text:p text:style-name="Standard"><text:span text:style-name="T2"><text:s text:c="4"/></text:span><text:span text:style-name="T1">15 <text:s text:c="17"/>exit (1);</text:span></text:p>
      <text:p text:style-name="Standard"><text:span text:style-name="T2"><text:s text:c="4"/></text:span><text:span text:style-name="T1">16 <text:s text:c="9"/>}</text:span></text:p>
      <text:p text:style-name="Standard"><text:span text:style-name="T2"><text:s text:c="4"/></text:span><text:span text:style-name="T1">17 <text:s text:c="9"/>fp=popen("/usr/lib/sendmail -F <text:s/>monitor <text:s/>-t","w");</text:span></text:p>
      <text:p text:style-name="Standard"><text:span text:style-name="T2"><text:s text:c="4"/></text:span><text:span text:style-name="T1">18</text:span></text:p>
      <text:p text:style-name="Standard"><text:span text:style-name="T2"><text:s text:c="4"/></text:span><text:span text:style-name="T1">19 <text:s text:c="9"/>while ( (line = fgets( buffer, MAX_LINE_CHAR, email_txt )) != NULL ){</text:span></text:p>
      <text:p text:style-name="Standard"><text:span text:style-name="T2"><text:s text:c="4"/></text:span><text:span text:style-name="T1">20 <text:s text:c="17"/>fprintf(fp,"%s",buffer);</text:span></text:p>
      <text:p text:style-name="Standard"><text:span text:style-name="T2"><text:s text:c="4"/></text:span><text:span text:style-name="T1">21</text:span></text:p>
      <text:p text:style-name="Standard"><text:span text:style-name="T2"><text:s text:c="4"/></text:span><text:span text:style-name="T1">22 <text:s text:c="9"/>}</text:span></text:p>
      <text:p text:style-name="Standard"><text:span text:style-name="T2"><text:s text:c="4"/></text:span><text:span text:style-name="T1">23 <text:s text:c="9"/>pclose(fp);</text:span></text:p>
      <text:p text:style-name="Standard"><text:span text:style-name="T2"><text:s text:c="4"/></text:span><text:span text:style-name="T1">24</text:span></text:p>
      <text:p text:style-name="Standard"><text:span text:style-name="T2"><text:s text:c="4"/></text:span><text:span text:style-name="T1">25 <text:s/>}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" svg:font-family="'Wingdings 2'" style:font-charset="x-symbol"/>
    <style:font-face style:name="Lohit Devanagari1" svg:font-family="'Lohit Devanagari'"/>
    <style:font-face style:name="OpenSymbol" svg:font-family="OpenSymbol, 'Arial Unicode MS'"/>
    <style:font-face style:name="DejaVu Sans Mono" svg:font-family="'DejaVu Sans Mono'" style:font-family-generic="modern"/>
    <style:font-face style:name="Lohit Devanagari2" svg:font-family="'Lohit Devanagari'" style:font-family-generic="modern"/>
    <style:font-face style:name="WenQuanYi Zen Hei Mono" svg:font-family="'WenQuanYi Zen Hei Mono'" style:font-family-generic="modern"/>
    <style:font-face style:name="Lohit Devanagari" svg:font-family="'Lohit Devanagari'" style:font-pitch="variable"/>
    <style:font-face style:name="WenQuanYi Zen Hei" svg:font-family="'WenQuanYi Zen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style:contextual-spacing="false" fo:line-height="170%" fo:keep-together="always" fo:keep-with-next="always"/>
      <style:text-properties style:font-name="Liberation Serif" fo:font-size="13pt" fo:font-weight="bold" style:font-size-asian="13pt" style:font-weight-asian="bold" style:font-name-complex="Liberation Serif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1ztrue1234567" style:family="text"/>
    <style:style style:name="WW-WW8Num1ztrue1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-WW8Num1ztrue7" style:family="text"/>
    <style:style style:name="WW-WW8Num1ztrue111" style:family="text"/>
    <style:style style:name="WW-WW8Num1ztrue21" style:family="text"/>
    <style:style style:name="WW-WW8Num1ztrue31" style:family="text"/>
    <style:style style:name="WW-WW8Num1ztrue41" style:family="text"/>
    <style:style style:name="WW-WW8Num1ztrue51" style:family="text"/>
    <style:style style:name="WW-WW8Num1ztrue61" style:family="text"/>
    <style:style style:name="WW-WW8Num1ztrue71" style:family="text"/>
    <style:style style:name="WW-WW8Num1ztrue1111" style:family="text"/>
    <style:style style:name="WW-WW8Num1ztrue211" style:family="text"/>
    <style:style style:name="WW-WW8Num1ztrue311" style:family="text"/>
    <style:style style:name="WW-WW8Num1ztrue411" style:family="text"/>
    <style:style style:name="WW-WW8Num1ztrue511" style:family="text"/>
    <style:style style:name="WW-WW8Num1ztrue611" style:family="text"/>
    <style:style style:name="WW-WW8Num1ztrue711" style:family="text"/>
    <style:style style:name="WW-WW8Num1ztrue11111" style:family="text"/>
    <style:style style:name="WW-WW8Num1ztrue2111" style:family="text"/>
    <style:style style:name="WW-WW8Num1ztrue3111" style:family="text"/>
    <style:style style:name="WW-WW8Num1ztrue4111" style:family="text"/>
    <style:style style:name="WW-WW8Num1ztrue5111" style:family="text"/>
    <style:style style:name="WW-WW8Num1ztrue6111" style:family="text"/>
    <style:style style:name="WW-WW8Num1ztrue7111" style:family="text"/>
    <style:style style:name="WW-WW8Num1ztrue111111" style:family="text"/>
    <style:style style:name="WW-WW8Num1ztrue21111" style:family="text"/>
    <style:style style:name="WW-WW8Num1ztrue31111" style:family="text"/>
    <style:style style:name="WW-WW8Num1ztrue41111" style:family="text"/>
    <style:style style:name="WW-WW8Num1ztrue51111" style:family="text"/>
    <style:style style:name="WW-WW8Num1ztrue61111" style:family="text"/>
    <style:style style:name="WW-WW8Num1ztrue71111" style:family="text"/>
    <style:style style:name="WW-WW8Num1ztrue1111111" style:family="text"/>
    <style:style style:name="WW-WW8Num1ztrue211111" style:family="text"/>
    <style:style style:name="WW-WW8Num1ztrue311111" style:family="text"/>
    <style:style style:name="WW-WW8Num1ztrue411111" style:family="text"/>
    <style:style style:name="WW-WW8Num1ztrue511111" style:family="text"/>
    <style:style style:name="WW-WW8Num1ztrue611111" style:family="text"/>
    <style:style style:name="WW-WW8Num1ztrue711111" style:family="text"/>
    <style:style style:name="WW-WW8Num1ztrue11111111" style:family="text"/>
    <style:style style:name="WW-WW8Num1ztrue2111111" style:family="text"/>
    <style:style style:name="WW-WW8Num1ztrue3111111" style:family="text"/>
    <style:style style:name="WW-WW8Num1ztrue4111111" style:family="text"/>
    <style:style style:name="WW-WW8Num1ztrue5111111" style:family="text"/>
    <style:style style:name="WW-WW8Num1ztrue6111111" style:family="text"/>
    <style:style style:name="WW-WW8Num1ztrue7111111" style:family="text"/>
    <style:style style:name="WW-WW8Num1ztrue111111111" style:family="text"/>
    <style:style style:name="WW-WW8Num1ztrue21111111" style:family="text"/>
    <style:style style:name="WW-WW8Num1ztrue31111111" style:family="text"/>
    <style:style style:name="WW-WW8Num1ztrue41111111" style:family="text"/>
    <style:style style:name="WW-WW8Num1ztrue51111111" style:family="text"/>
    <style:style style:name="WW-WW8Num1ztrue61111111" style:family="text"/>
    <style:style style:name="WW-WW8Num1ztrue71111111" style:family="text"/>
    <style:style style:name="WW-WW8Num1ztrue1111111111" style:family="text"/>
    <style:style style:name="WW-WW8Num1ztrue211111111" style:family="text"/>
    <style:style style:name="WW-WW8Num1ztrue311111111" style:family="text"/>
    <style:style style:name="WW-WW8Num1ztrue411111111" style:family="text"/>
    <style:style style:name="WW-WW8Num1ztrue511111111" style:family="text"/>
    <style:style style:name="WW-WW8Num1ztrue611111111" style:family="text"/>
    <style:style style:name="WW-WW8Num1ztrue711111111" style:family="text"/>
    <style:style style:name="WW-WW8Num1ztrue11111111111" style:family="text"/>
    <style:style style:name="WW-WW8Num1ztrue2111111111" style:family="text"/>
    <style:style style:name="WW-WW8Num1ztrue3111111111" style:family="text"/>
    <style:style style:name="WW-WW8Num1ztrue4111111111" style:family="text"/>
    <style:style style:name="WW-WW8Num1ztrue5111111111" style:family="text"/>
    <style:style style:name="WW-WW8Num1ztrue6111111111" style:family="text"/>
    <style:style style:name="WW-WW8Num1ztrue7111111111" style:family="text"/>
    <style:style style:name="WW-WW8Num1ztrue111111111111" style:family="text"/>
    <style:style style:name="WW-WW8Num1ztrue21111111111" style:family="text"/>
    <style:style style:name="WW-WW8Num1ztrue31111111111" style:family="text"/>
    <style:style style:name="WW-WW8Num1ztrue41111111111" style:family="text"/>
    <style:style style:name="WW-WW8Num1ztrue51111111111" style:family="text"/>
    <style:style style:name="WW-WW8Num1ztrue61111111111" style:family="text"/>
    <style:style style:name="WW-WW8Num1ztrue71111111111" style:family="text"/>
    <style:style style:name="WW-WW8Num1ztrue1111111111111" style:family="text"/>
    <style:style style:name="WW-WW8Num1ztrue211111111111" style:family="text"/>
    <style:style style:name="WW-WW8Num1ztrue311111111111" style:family="text"/>
    <style:style style:name="WW-WW8Num1ztrue411111111111" style:family="text"/>
    <style:style style:name="WW-WW8Num1ztrue511111111111" style:family="text"/>
    <style:style style:name="WW-WW8Num1ztrue611111111111" style:family="text"/>
    <style:style style:name="WW-WW8Num1ztrue711111111111" style:family="text"/>
    <style:style style:name="WW-WW8Num1ztrue11111111111111" style:family="text"/>
    <style:style style:name="WW-WW8Num1ztrue2111111111111" style:family="text"/>
    <style:style style:name="WW-WW8Num1ztrue3111111111111" style:family="text"/>
    <style:style style:name="WW-WW8Num1ztrue4111111111111" style:family="text"/>
    <style:style style:name="WW-WW8Num1ztrue5111111111111" style:family="text"/>
    <style:style style:name="WW-WW8Num1ztrue6111111111111" style:family="text"/>
    <style:style style:name="WW-WW8Num1ztrue7111111111111" style:family="text"/>
    <style:style style:name="WW-WW8Num1ztrue111111111111111" style:family="text"/>
    <style:style style:name="WW-WW8Num1ztrue21111111111111" style:family="text"/>
    <style:style style:name="WW-WW8Num1ztrue31111111111111" style:family="text"/>
    <style:style style:name="WW-WW8Num1ztrue41111111111111" style:family="text"/>
    <style:style style:name="WW-WW8Num1ztrue51111111111111" style:family="text"/>
    <style:style style:name="WW-WW8Num1ztrue61111111111111" style:family="text"/>
    <style:style style:name="WW-WW8Num1ztrue71111111111111" style:family="text"/>
    <style:style style:name="WW-WW8Num1ztrue1111111111111111" style:family="text"/>
    <style:style style:name="WW-WW8Num1ztrue211111111111111" style:family="text"/>
    <style:style style:name="WW-WW8Num1ztrue311111111111111" style:family="text"/>
    <style:style style:name="WW-WW8Num1ztrue411111111111111" style:family="text"/>
    <style:style style:name="WW-WW8Num1ztrue511111111111111" style:family="text"/>
    <style:style style:name="WW-WW8Num1ztrue611111111111111" style:family="text"/>
    <style:style style:name="WW-WW8Num1ztrue711111111111111" style:family="text"/>
    <style:style style:name="WW-WW8Num1ztrue11111111111111111" style:family="text"/>
    <style:style style:name="WW-WW8Num1ztrue2111111111111111" style:family="text"/>
    <style:style style:name="WW-WW8Num1ztrue3111111111111111" style:family="text"/>
    <style:style style:name="WW-WW8Num1ztrue4111111111111111" style:family="text"/>
    <style:style style:name="WW-WW8Num1ztrue5111111111111111" style:family="text"/>
    <style:style style:name="WW-WW8Num1ztrue6111111111111111" style:family="text"/>
    <style:style style:name="WW-WW8Num1ztrue7111111111111111" style:family="text"/>
    <style:style style:name="WW-WW8Num1ztrue111111111111111111" style:family="text"/>
    <style:style style:name="WW-WW8Num1ztrue21111111111111111" style:family="text"/>
    <style:style style:name="WW-WW8Num1ztrue31111111111111111" style:family="text"/>
    <style:style style:name="WW-WW8Num1ztrue41111111111111111" style:family="text"/>
    <style:style style:name="WW-WW8Num1ztrue51111111111111111" style:family="text"/>
    <style:style style:name="WW-WW8Num1ztrue61111111111111111" style:family="text"/>
    <style:style style:name="WW-WW8Num1ztrue71111111111111111" style:family="text"/>
    <style:style style:name="WW-WW8Num1ztrue1111111111111111111" style:family="text"/>
    <style:style style:name="WW-WW8Num1ztrue211111111111111111" style:family="text"/>
    <style:style style:name="WW-WW8Num1ztrue311111111111111111" style:family="text"/>
    <style:style style:name="WW-WW8Num1ztrue411111111111111111" style:family="text"/>
    <style:style style:name="WW-WW8Num1ztrue511111111111111111" style:family="text"/>
    <style:style style:name="WW-WW8Num1ztrue611111111111111111" style:family="text"/>
    <style:style style:name="WW-WW8Num1ztrue711111111111111111" style:family="text"/>
    <style:style style:name="WW-WW8Num1ztrue11111111111111111111" style:family="text"/>
    <style:style style:name="WW-WW8Num1ztrue2111111111111111111" style:family="text"/>
    <style:style style:name="WW-WW8Num1ztrue3111111111111111111" style:family="text"/>
    <style:style style:name="WW-WW8Num1ztrue4111111111111111111" style:family="text"/>
    <style:style style:name="WW-WW8Num1ztrue5111111111111111111" style:family="text"/>
    <style:style style:name="WW-WW8Num1ztrue6111111111111111111" style:family="text"/>
    <style:style style:name="WW-WW8Num1ztrue7111111111111111111" style:family="text"/>
    <style:style style:name="WW-WW8Num1ztrue111111111111111111111" style:family="text"/>
    <style:style style:name="WW-WW8Num1ztrue21111111111111111111" style:family="text"/>
    <style:style style:name="WW-WW8Num1ztrue31111111111111111111" style:family="text"/>
    <style:style style:name="WW-WW8Num1ztrue41111111111111111111" style:family="text"/>
    <style:style style:name="WW-WW8Num1ztrue51111111111111111111" style:family="text"/>
    <style:style style:name="WW-WW8Num1ztrue61111111111111111111" style:family="text"/>
    <style:style style:name="WW-WW8Num1ztrue71111111111111111111" style:family="text"/>
    <style:style style:name="WW-WW8Num1ztrue1111111111111111111111" style:family="text"/>
    <style:style style:name="WW-WW8Num1ztrue211111111111111111111" style:family="text"/>
    <style:style style:name="WW-WW8Num1ztrue311111111111111111111" style:family="text"/>
    <style:style style:name="WW-WW8Num1ztrue411111111111111111111" style:family="text"/>
    <style:style style:name="WW-WW8Num1ztrue511111111111111111111" style:family="text"/>
    <style:style style:name="WW-WW8Num1ztrue611111111111111111111" style:family="text"/>
    <style:style style:name="WW-WW8Num1ztrue711111111111111111111" style:family="text"/>
    <style:style style:name="WW-WW8Num1ztrue11111111111111111111111" style:family="text"/>
    <style:style style:name="WW-WW8Num1ztrue2111111111111111111111" style:family="text"/>
    <style:style style:name="WW-WW8Num1ztrue3111111111111111111111" style:family="text"/>
    <style:style style:name="WW-WW8Num1ztrue4111111111111111111111" style:family="text"/>
    <style:style style:name="WW-WW8Num1ztrue5111111111111111111111" style:family="text"/>
    <style:style style:name="WW-WW8Num1ztrue6111111111111111111111" style:family="text"/>
    <style:style style:name="WW-WW8Num1ztrue7111111111111111111111" style:family="text"/>
    <style:style style:name="WW-WW8Num1ztrue111111111111111111111111" style:family="text"/>
    <style:style style:name="WW-WW8Num1ztrue21111111111111111111111" style:family="text"/>
    <style:style style:name="WW-WW8Num1ztrue31111111111111111111111" style:family="text"/>
    <style:style style:name="WW-WW8Num1ztrue41111111111111111111111" style:family="text"/>
    <style:style style:name="WW-WW8Num1ztrue51111111111111111111111" style:family="text"/>
    <style:style style:name="WW-WW8Num1ztrue61111111111111111111111" style:family="text"/>
    <style:style style:name="WW-WW8Num1ztrue71111111111111111111111" style:family="text"/>
    <style:style style:name="WW-WW8Num1ztrue1111111111111111111111111" style:family="text"/>
    <style:style style:name="WW-WW8Num1ztrue211111111111111111111111" style:family="text"/>
    <style:style style:name="WW-WW8Num1ztrue311111111111111111111111" style:family="text"/>
    <style:style style:name="WW-WW8Num1ztrue411111111111111111111111" style:family="text"/>
    <style:style style:name="WW-WW8Num1ztrue511111111111111111111111" style:family="text"/>
    <style:style style:name="WW-WW8Num1ztrue611111111111111111111111" style:family="text"/>
    <style:style style:name="WW-WW8Num1ztrue711111111111111111111111" style:family="text"/>
    <style:style style:name="WW-WW8Num1ztrue11111111111111111111111111" style:family="text"/>
    <style:style style:name="WW-WW8Num1ztrue2111111111111111111111111" style:family="text"/>
    <style:style style:name="WW-WW8Num1ztrue3111111111111111111111111" style:family="text"/>
    <style:style style:name="WW-WW8Num1ztrue4111111111111111111111111" style:family="text"/>
    <style:style style:name="WW-WW8Num1ztrue5111111111111111111111111" style:family="text"/>
    <style:style style:name="WW-WW8Num1ztrue6111111111111111111111111" style:family="text"/>
    <style:style style:name="WW-WW8Num1ztrue7111111111111111111111111" style:family="text"/>
    <style:style style:name="WW-WW8Num1ztrue111111111111111111111111111" style:family="text"/>
    <style:style style:name="WW-WW8Num1ztrue21111111111111111111111111" style:family="text"/>
    <style:style style:name="WW-WW8Num1ztrue31111111111111111111111111" style:family="text"/>
    <style:style style:name="WW-WW8Num1ztrue41111111111111111111111111" style:family="text"/>
    <style:style style:name="WW-WW8Num1ztrue51111111111111111111111111" style:family="text"/>
    <style:style style:name="WW-WW8Num1ztrue61111111111111111111111111" style:family="text"/>
    <style:style style:name="WW-WW8Num1ztrue71111111111111111111111111" style:family="text"/>
    <style:style style:name="WW-WW8Num1ztrue1111111111111111111111111111" style:family="text"/>
    <style:style style:name="WW-WW8Num1ztrue211111111111111111111111111" style:family="text"/>
    <style:style style:name="WW-WW8Num1ztrue311111111111111111111111111" style:family="text"/>
    <style:style style:name="WW-WW8Num1ztrue411111111111111111111111111" style:family="text"/>
    <style:style style:name="WW-WW8Num1ztrue511111111111111111111111111" style:family="text"/>
    <style:style style:name="WW-WW8Num1ztrue611111111111111111111111111" style:family="text"/>
    <style:style style:name="WW-WW8Num1ztrue711111111111111111111111111" style:family="text"/>
    <style:style style:name="WW-WW8Num1ztrue11111111111111111111111111111" style:family="text"/>
    <style:style style:name="WW-WW8Num1ztrue2111111111111111111111111111" style:family="text"/>
    <style:style style:name="WW-WW8Num1ztrue3111111111111111111111111111" style:family="text"/>
    <style:style style:name="WW-WW8Num1ztrue4111111111111111111111111111" style:family="text"/>
    <style:style style:name="WW-WW8Num1ztrue5111111111111111111111111111" style:family="text"/>
    <style:style style:name="WW-WW8Num1ztrue6111111111111111111111111111" style:family="text"/>
    <style:style style:name="WW-WW8Num1ztrue7111111111111111111111111111" style:family="text"/>
    <style:style style:name="WW-WW8Num1ztrue111111111111111111111111111111" style:family="text"/>
    <style:style style:name="WW-WW8Num1ztrue21111111111111111111111111111" style:family="text"/>
    <style:style style:name="WW-WW8Num1ztrue31111111111111111111111111111" style:family="text"/>
    <style:style style:name="WW-WW8Num1ztrue41111111111111111111111111111" style:family="text"/>
    <style:style style:name="WW-WW8Num1ztrue51111111111111111111111111111" style:family="text"/>
    <style:style style:name="WW-WW8Num1ztrue61111111111111111111111111111" style:family="text"/>
    <style:style style:name="WW-WW8Num1ztrue71111111111111111111111111111" style:family="text"/>
    <style:style style:name="WW-WW8Num1ztrue1111111111111111111111111111111" style:family="text"/>
    <style:style style:name="WW-WW8Num1ztrue211111111111111111111111111111" style:family="text"/>
    <style:style style:name="WW-WW8Num1ztrue311111111111111111111111111111" style:family="text"/>
    <style:style style:name="WW-WW8Num1ztrue411111111111111111111111111111" style:family="text"/>
    <style:style style:name="WW-WW8Num1ztrue511111111111111111111111111111" style:family="text"/>
    <style:style style:name="WW-WW8Num1ztrue611111111111111111111111111111" style:family="text"/>
    <style:style style:name="WW-WW8Num1ztrue711111111111111111111111111111" style:family="text"/>
    <style:style style:name="WW-WW8Num1ztrue11111111111111111111111111111111" style:family="text"/>
    <style:style style:name="WW-WW8Num1ztrue2111111111111111111111111111111" style:family="text"/>
    <style:style style:name="WW-WW8Num1ztrue3111111111111111111111111111111" style:family="text"/>
    <style:style style:name="WW-WW8Num1ztrue4111111111111111111111111111111" style:family="text"/>
    <style:style style:name="WW-WW8Num1ztrue5111111111111111111111111111111" style:family="text"/>
    <style:style style:name="WW-WW8Num1ztrue6111111111111111111111111111111" style:family="text"/>
    <style:style style:name="WW-WW8Num1ztrue7111111111111111111111111111111" style:family="text"/>
    <style:style style:name="WW-WW8Num1ztrue111111111111111111111111111111111" style:family="text"/>
    <style:style style:name="WW-WW8Num1ztrue21111111111111111111111111111111" style:family="text"/>
    <style:style style:name="WW-WW8Num1ztrue31111111111111111111111111111111" style:family="text"/>
    <style:style style:name="WW-WW8Num1ztrue41111111111111111111111111111111" style:family="text"/>
    <style:style style:name="WW-WW8Num1ztrue51111111111111111111111111111111" style:family="text"/>
    <style:style style:name="WW-WW8Num1ztrue61111111111111111111111111111111" style:family="text"/>
    <style:style style:name="WW-WW8Num1ztrue71111111111111111111111111111111" style:family="text"/>
    <style:style style:name="WW-WW8Num1ztrue1111111111111111111111111111111111" style:family="text"/>
    <style:style style:name="WW-WW8Num1ztrue211111111111111111111111111111111" style:family="text"/>
    <style:style style:name="WW-WW8Num1ztrue311111111111111111111111111111111" style:family="text"/>
    <style:style style:name="WW-WW8Num1ztrue411111111111111111111111111111111" style:family="text"/>
    <style:style style:name="WW-WW8Num1ztrue511111111111111111111111111111111" style:family="text"/>
    <style:style style:name="WW-WW8Num1ztrue611111111111111111111111111111111" style:family="text"/>
    <style:style style:name="WW-WW8Num1ztrue711111111111111111111111111111111" style:family="text"/>
    <style:style style:name="WW-WW8Num1ztrue11111111111111111111111111111111111" style:family="text"/>
    <style:style style:name="WW-WW8Num1ztrue2111111111111111111111111111111111" style:family="text"/>
    <style:style style:name="WW-WW8Num1ztrue3111111111111111111111111111111111" style:family="text"/>
    <style:style style:name="WW-WW8Num1ztrue4111111111111111111111111111111111" style:family="text"/>
    <style:style style:name="WW-WW8Num1ztrue5111111111111111111111111111111111" style:family="text"/>
    <style:style style:name="WW-WW8Num1ztrue6111111111111111111111111111111111" style:family="text"/>
    <style:style style:name="WW-WW8Num1ztrue7111111111111111111111111111111111" style:family="text"/>
    <style:style style:name="WW-WW8Num1ztrue111111111111111111111111111111111111" style:family="text"/>
    <style:style style:name="WW-WW8Num1ztrue21111111111111111111111111111111111" style:family="text"/>
    <style:style style:name="WW-WW8Num1ztrue31111111111111111111111111111111111" style:family="text"/>
    <style:style style:name="WW-WW8Num1ztrue41111111111111111111111111111111111" style:family="text"/>
    <style:style style:name="WW-WW8Num1ztrue51111111111111111111111111111111111" style:family="text"/>
    <style:style style:name="WW-WW8Num1ztrue61111111111111111111111111111111111" style:family="text"/>
    <style:style style:name="WW-WW8Num1ztrue71111111111111111111111111111111111" style:family="text"/>
    <style:style style:name="WW-WW8Num1ztrue1111111111111111111111111111111111111" style:family="text"/>
    <style:style style:name="WW-WW8Num1ztrue211111111111111111111111111111111111" style:family="text"/>
    <style:style style:name="WW-WW8Num1ztrue311111111111111111111111111111111111" style:family="text"/>
    <style:style style:name="WW-WW8Num1ztrue411111111111111111111111111111111111" style:family="text"/>
    <style:style style:name="WW-WW8Num1ztrue511111111111111111111111111111111111" style:family="text"/>
    <style:style style:name="WW-WW8Num1ztrue611111111111111111111111111111111111" style:family="text"/>
    <style:style style:name="WW-WW8Num1ztrue711111111111111111111111111111111111" style:family="text"/>
    <style:style style:name="WW-WW8Num1ztrue11111111111111111111111111111111111111" style:family="text"/>
    <style:style style:name="WW-WW8Num1ztrue2111111111111111111111111111111111111" style:family="text"/>
    <style:style style:name="WW-WW8Num1ztrue3111111111111111111111111111111111111" style:family="text"/>
    <style:style style:name="WW-WW8Num1ztrue4111111111111111111111111111111111111" style:family="text"/>
    <style:style style:name="WW-WW8Num1ztrue5111111111111111111111111111111111111" style:family="text"/>
    <style:style style:name="WW-WW8Num1ztrue6111111111111111111111111111111111111" style:family="text"/>
    <style:style style:name="WW8Num2z0" style:family="text">
      <style:text-properties style:font-name="Wingdings 2" style:font-name-complex="OpenSymbol"/>
    </style:style>
    <style:style style:name="WW8Num3z0" style:family="text">
      <style:text-properties style:font-name="Wingdings 2" style:font-name-complex="OpenSymbol"/>
    </style:style>
    <style:style style:name="WW8Num4z0" style:family="text">
      <style:text-properties style:font-name="Wingdings 2" style:font-name-complex="OpenSymbol"/>
    </style:style>
    <style:style style:name="WW8Num5z0" style:family="text">
      <style:text-properties style:font-name="Wingdings 2" style:font-name-complex="OpenSymbol"/>
    </style:style>
    <style:style style:name="WW8Num6z0" style:family="text">
      <style:text-properties style:font-name="Wingdings 2" style:font-name-complex="OpenSymbol"/>
    </style:style>
    <style:style style:name="WW8Num7z0" style:family="text">
      <style:text-properties style:font-name="Wingdings 2" style:font-name-complex="OpenSymbol"/>
    </style:style>
    <style:style style:name="WW8Num8z0" style:family="text">
      <style:text-properties style:font-name="Wingdings 2" style:font-name-complex="OpenSymbol"/>
    </style:style>
    <style:style style:name="WW8Num9z0" style:family="text">
      <style:text-properties style:font-name="Wingdings 2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WenQuanYi Zen Hei Mono" style:font-name-complex="Lohit Devanagari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</meta:initial-creator>
    <meta:creation-date>2014-01-10T11:41:22</meta:creation-date>
    <meta:editing-duration>P24DT1H12M53S</meta:editing-duration>
    <dc:date>2015-07-03T06:34:19</dc:date>
    <dc:creator>root </dc:creator>
    <meta:generator>LibreOffice/4.0.4.2$Linux_x86 LibreOffice_project/400m0$Build-2</meta:generator>
    <meta:editing-cycles>27</meta:editing-cycles>
    <meta:document-statistic meta:table-count="0" meta:image-count="0" meta:object-count="0" meta:page-count="15" meta:paragraph-count="367" meta:word-count="4028" meta:character-count="9546" meta:non-whitespace-character-count="7999"/>
  </office:meta>
</office:document-meta>
</file>